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line-height="150%" fo:text-align="justify" style:justify-single-word="false"/>
      <style:text-properties fo:font-size="13pt" fo:font-weight="bold" style:font-size-asian="11.3500003814697pt" style:font-weight-asian="bold" style:font-size-complex="13pt" style:font-weight-complex="bold"/>
    </style:style>
    <style:style style:name="P5" style:family="paragraph" style:parent-style-name="Standard" style:list-style-name="L1">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2">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3">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4">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officeooo:paragraph-rsid="001693c7"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officeooo:paragraph-rsid="00181ea8"/>
    </style:style>
    <style:style style:name="P11" style:family="paragraph" style:parent-style-name="Standard">
      <style:paragraph-properties fo:line-height="150%" fo:text-align="justify" style:justify-single-word="false"/>
      <style:text-properties fo:font-size="13pt" fo:font-weight="bold" officeooo:paragraph-rsid="00181ea8" style:font-size-asian="13pt" style:font-weight-asian="bold" style:font-size-complex="13pt" style:font-weight-complex="bold"/>
    </style:style>
    <style:style style:name="P12" style:family="paragraph" style:parent-style-name="Text_20_body">
      <style:text-properties officeooo:paragraph-rsid="001693c7"/>
    </style:style>
    <style:style style:name="P13" style:family="paragraph" style:parent-style-name="Text_20_body">
      <style:text-properties officeooo:paragraph-rsid="00181ea8"/>
    </style:style>
    <style:style style:name="P14" style:family="paragraph" style:parent-style-name="Text_20_body">
      <style:text-properties officeooo:paragraph-rsid="0018d8e6"/>
    </style:style>
    <style:style style:name="P15" style:family="paragraph" style:parent-style-name="Preformatted_20_Text">
      <style:paragraph-properties fo:margin-left="0in" fo:margin-right="0in" fo:margin-top="0in" fo:margin-bottom="0.1965in" style:contextual-spacing="false" fo:text-indent="0in" style:auto-text-indent="false"/>
    </style:style>
    <style:style style:name="P16" style:family="paragraph" style:parent-style-name="Preformatted_20_Text">
      <style:paragraph-properties fo:margin-left="0in" fo:margin-right="0in" fo:margin-top="0in" fo:margin-bottom="0.1965in" style:contextual-spacing="false" fo:text-indent="0in" style:auto-text-indent="false"/>
      <style:text-properties officeooo:paragraph-rsid="00181ea8"/>
    </style:style>
    <style:style style:name="P17" style:family="paragraph" style:parent-style-name="Preformatted_20_Text">
      <style:paragraph-properties fo:margin-left="0in" fo:margin-right="0in" fo:margin-top="0in" fo:margin-bottom="0in" style:contextual-spacing="false" fo:text-indent="0in" style:auto-text-indent="false"/>
    </style:style>
    <style:style style:name="P18" style:family="paragraph" style:parent-style-name="Preformatted_20_Text">
      <style:paragraph-properties fo:margin-left="0in" fo:margin-right="0in" fo:margin-top="0in" fo:margin-bottom="0in" style:contextual-spacing="false" fo:text-indent="0in" style:auto-text-indent="false"/>
      <style:text-properties officeooo:paragraph-rsid="00181ea8"/>
    </style:style>
    <style:style style:name="T1" style:family="text">
      <style:text-properties fo:font-weight="bold" style:font-weight-asian="bold" style:font-weight-complex="bold"/>
    </style:style>
    <style:style style:name="T2" style:family="text">
      <style:text-properties officeooo:rsid="0014b9f3"/>
    </style:style>
    <style:style style:name="T3" style:family="text">
      <style:text-properties officeooo:rsid="001693c7"/>
    </style:style>
    <style:style style:name="T4" style:family="text">
      <style:text-properties fo:color="#c0c0c0"/>
    </style:style>
    <style:style style:name="T5" style:family="text">
      <style:text-properties fo:color="#000000"/>
    </style:style>
    <style:style style:name="T6" style:family="text">
      <style:text-properties fo:color="#000000" officeooo:rsid="00181ea8"/>
    </style:style>
    <style:style style:name="T7" style:family="text">
      <style:text-properties fo:color="#000080"/>
    </style:style>
    <style:style style:name="T8" style:family="text">
      <style:text-properties fo:color="#000080" officeooo:rsid="00181ea8"/>
    </style:style>
    <style:style style:name="T9" style:family="text">
      <style:text-properties fo:color="#008000"/>
    </style:style>
    <style:style style:name="T10" style:family="text">
      <style:text-properties officeooo:rsid="00181ea8"/>
    </style:style>
    <style:style style:name="T11" style:family="text">
      <style:text-properties fo:font-size="13pt" fo:font-weight="bold" officeooo:rsid="00181ea8" style:font-size-asian="13pt" style:font-weight-asian="bold" style:font-size-complex="13pt" style:font-weight-complex="bold"/>
    </style:style>
    <style:style style:name="T12" style:family="text">
      <style:text-properties fo:font-style="italic" officeooo:rsid="00181ea8" style:font-style-asian="italic" style:font-style-complex="italic"/>
    </style:style>
    <style:style style:name="T13" style:family="text">
      <style:text-properties fo:font-style="italic" officeooo:rsid="0018d8e6" style:font-style-asian="italic" style:font-style-complex="italic"/>
    </style:style>
    <style:style style:name="T14" style:family="text">
      <style:text-properties fo:font-style="normal" officeooo:rsid="00181ea8" style:font-style-asian="normal" style:font-style-complex="normal"/>
    </style:style>
    <style:style style:name="T15" style:family="text">
      <style:text-properties fo:font-style="normal" officeooo:rsid="0018d8e6" style:font-style-asian="normal" style:font-style-complex="normal"/>
    </style:style>
    <style:style style:name="T16" style:family="text">
      <style:text-properties officeooo:rsid="0018d8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e Smash – Manual de usuario</text:p>
      <text:p text:style-name="P3"/>
      <text:p text:style-name="P3">Introducción</text:p>
      <text:p text:style-name="P2">En un universo paralelo, donde los mundos están formados por hexágonos y los habitantes son bolas de fuego de colores, un grupo de héroes son lanzados a la arena de combate, y tendrán que luchar por sobrevivir. Pero solo uno de ellos puede salvarse. ¿Serás capaz de llevar a tu héroe hacia la victoria? ¿O caerás en el intento? ¡Bienvenido a Fire Smash!</text:p>
      <text:p text:style-name="P2"/>
      <text:p text:style-name="P3">Requisitos</text:p>
      <text:p text:style-name="P2">El juego requiere de 2 a 4 wiimotes con nunchuk (conectados por bluetooth) y barra de sensores (que ha de estar posicionada <text:span text:style-name="T1">sobre</text:span> el monitor). Para ejecutarlo, será necesaria una versión de Linux reciente (recomendamos usar Ubuntu o similares), <text:span text:style-name="T2">y una </text:span>tarjeta gráfica reciente.</text:p>
      <text:p text:style-name="P2"/>
      <text:p text:style-name="P11">Instalación</text:p>
      <text:p text:style-name="P13"><text:span text:style-name="T10">Incluimos una build para Linux 64-bit</text:span></text:p>
      <text:p text:style-name="P13"><text:span text:style-name="T10">Extraer todos los archivos de </text:span><text:span text:style-name="T12">firesmash-x64.zip </text:span><text:span text:style-name="T10">en una carpeta, y ejecutar el juego: </text:span></text:p>
      <text:p text:style-name="P16">./<text:span text:style-name="T10">main</text:span></text:p>
      <text:p text:style-name="Text_20_body">(No podemos proporcionar una build para 32bit. Si desea ejecutar Fire Smash en un equipo 32-bit, debe compilar el código fuente)</text:p>
      <text:p text:style-name="Text_20_body"/>
      <text:p text:style-name="P10"><text:span text:style-name="T11">Compilación</text:span></text:p>
      <text:p text:style-name="P12"><text:span text:style-name="T3">Es necesario instalar las librerías de SFML 2.0 </text:span><text:span text:style-name="T10">y</text:span><text:span text:style-name="T3"> </text:span><text:span text:style-name="T10">box2d, y qmake para compilar</text:span><text:span text:style-name="T3">. Se puede instalar </text:span><text:span text:style-name="T10">todo fácilmente </text:span><text:span text:style-name="T3">en distribuciones basadas en Debian </text:span><text:span text:style-name="T10">con los siguientes comandos:</text:span></text:p>
      <text:p text:style-name="P17">sudo<text:span text:style-name="T4"> </text:span>add<text:span text:style-name="T5">-</text:span>apt<text:span text:style-name="T5">-</text:span>repository<text:span text:style-name="T4"> </text:span>ppa<text:span text:style-name="T5">:</text:span>sonkun<text:span text:style-name="T5">/</text:span>sfml<text:span text:style-name="T5">-</text:span>development</text:p>
      <text:p text:style-name="P15">sudo<text:span text:style-name="T4"> </text:span>apt<text:span text:style-name="T5">-</text:span>get<text:span text:style-name="T4"> </text:span>update</text:p>
      <text:p text:style-name="P17"><text:span text:style-name="T7">#</text:span><text:span text:style-name="T4"> </text:span>El<text:span text:style-name="T4"> </text:span>siguiente<text:span text:style-name="T4"> </text:span>comando<text:span text:style-name="T4"> </text:span>debe<text:span text:style-name="T4"> </text:span>ser<text:span text:style-name="T4"> </text:span>ejecutado<text:span text:style-name="T4"> </text:span>en<text:span text:style-name="T4"> </text:span>el<text:span text:style-name="T4"> </text:span>caso<text:span text:style-name="T4"> </text:span>de<text:span text:style-name="T4"> </text:span>que<text:span text:style-name="T4"> </text:span>ya<text:span text:style-name="T4"> </text:span>tengas<text:span text:style-name="T4"> </text:span>instalado<text:span text:style-name="T4"> </text:span>SFML1<text:span text:style-name="T7">.6</text:span><text:span text:style-name="T4"> </text:span>o<text:span text:style-name="T4"> </text:span>una<text:span text:style-name="T4"> </text:span>version<text:span text:style-name="T4"> </text:span>anterior<text:span text:style-name="T4"> </text:span>del<text:span text:style-name="T4"> </text:span>paquete<text:span text:style-name="T4"> </text:span>de<text:span text:style-name="T4"> </text:span>SFML2<text:span text:style-name="T4"> </text:span>llamado<text:span text:style-name="T4"> </text:span><text:span text:style-name="T9">"libsfml2"</text:span></text:p>
      <text:p text:style-name="P15">sudo<text:span text:style-name="T4"> </text:span>apt<text:span text:style-name="T5">-</text:span>get<text:span text:style-name="T4"> </text:span>remove<text:span text:style-name="T4"> </text:span>libsfml<text:span text:style-name="T5">*</text:span></text:p>
      <text:p text:style-name="P17"><text:span text:style-name="T7">#</text:span>Con<text:span text:style-name="T4"> </text:span>eso<text:span text:style-name="T4"> </text:span>finalmente<text:span text:style-name="T4"> </text:span>acabaremos<text:span text:style-name="T4"> </text:span>instalando<text:span text:style-name="T4"> </text:span>SFML2<text:span text:style-name="T5">, </text:span><text:span text:style-name="T6">qmake y box2d</text:span></text:p>
      <text:p text:style-name="P15">sudo<text:span text:style-name="T4"> </text:span>apt<text:span text:style-name="T5">-</text:span>get<text:span text:style-name="T4"> </text:span>install<text:span text:style-name="T4"> </text:span>libsfml<text:span text:style-name="T5">-</text:span>dev <text:span text:style-name="T10">qt4-qmake libbox2d0</text:span></text:p>
      <text:p text:style-name="P14"><text:span text:style-name="T16">También es necesario instalar el paquete </text:span><text:span text:style-name="T13">libwiiuse-dev. </text:span><text:span text:style-name="T15">No está disponible en los repositorios de Ubuntu, así que es necesario instalarlo desde pkgs.org. Vaya al siguiente enlace y siga las instrucciones para su versión de Ubuntu.</text:span></text:p>
      <text:p text:style-name="P14"><text:a xlink:type="simple" xlink:href="http://pkgs.org/search/?keyword=libwiiuse-dev"><text:span text:style-name="T15">http://pkgs.org/search/?keyword=libwiiuse-dev</text:span></text:a></text:p>
      <text:p text:style-name="P13"><text:span text:style-name="T10">Finalmente, para compilar el juego es suficiente con extraer </text:span><text:span text:style-name="T12">firesmash-</text:span><text:span text:style-name="T14">src.zip y ejecutar</text:span><text:span text:style-name="T10">:</text:span></text:p>
      <text:p text:style-name="P18"><text:span text:style-name="T8">qmake</text:span></text:p>
      <text:p text:style-name="P16"><text:span text:style-name="T10">make</text:span></text:p>
      <text:p text:style-name="P13"><text:soft-page-break/><text:span text:style-name="T6">Esto deberia generar el ejecutable del juego (llamado “main”).</text:span></text:p>
      <text:p text:style-name="P13"><text:span text:style-name="T6"/></text:p>
      <text:p text:style-name="P3">Breve explicación del juego</text:p>
      <text:p text:style-name="P2">Fire Smash es un juego multijugador competitivo (con todos los jugadores en un mismo PC) en el que los jugadores tienen un único objetivo: sobrevivir. El apartado gráfico es 3D, pero la jugabilidad es 2D.</text:p>
      <text:p text:style-name="P2">Los personajes que se controlan son bolas de fuego capaces de disparar. Los proyectiles disparados rebotan en los hexágonos. Cuando un jugador es alcanzado por un proyectil (ya sea suyo o de un enemigo), el personaje alcanzado es lanzado en la dirección del disparo.</text:p>
      <text:p text:style-name="P2">Además, cada cierto tiempo aparecen enemigos controlados por el ordenador que perseguirán a los jugadores, e incluso les dispararán.</text:p>
      <text:p text:style-name="P2">Un jugador muere cuando cae al mar o es alcanzado directamente por un enemigo.</text:p>
      <text:p text:style-name="P2">Para ganar, un jugador debe <text:span text:style-name="T2">salir victorioso en un número de rondas, configurable en el menú.</text:span></text:p>
      <text:p text:style-name="P2">El mundo está formado por hexágonos de distinto tipo, cada tipo con sus propiedades. Tanto los disparos como las explosiones destruyen estos hexágonos, pero los disparos lo hacen más lentamente. Para cada ronda, el nivel se genera de forma aleatoria. Cada ronda termina cuando tan solo queda un jugador vivo.</text:p>
      <text:p text:style-name="P3"/>
      <text:p text:style-name="P3">Controles</text:p>
      <text:p text:style-name="P2">A continuación se muestra el mapeo de controles del wiimote para el menú principal:</text:p>
      <text:list xml:id="list161224474" text:style-name="L1">
        <text:list-item>
          <text:p text:style-name="P5">Botón A: Empezar la partida (cuando haya suficientes jugadores)</text:p>
        </text:list-item>
        <text:list-item>
          <text:p text:style-name="P5">Botón B: Volver atrás</text:p>
        </text:list-item>
        <text:list-item>
          <text:p text:style-name="P5">Botón 1: Acceder a los créditos del juego</text:p>
        </text:list-item>
        <text:list-item>
          <text:p text:style-name="P5">Botón +/-: Modificar la puntuación objetivo</text:p>
        </text:list-item>
        <text:list-item>
          <text:p text:style-name="P5">Botón HOME: Salir del juego</text:p>
          <text:p text:style-name="P5"/>
        </text:list-item>
      </text:list>
      <text:p text:style-name="P2">A continuación se muestra el mapeo de controles del wiimote para el juego:</text:p>
      <text:list xml:id="list958569477" text:style-name="L2">
        <text:list-item>
          <text:p text:style-name="P6">Botón A: Saltar</text:p>
        </text:list-item>
        <text:list-item>
          <text:p text:style-name="P6">Botón B: Disparar <text:span text:style-name="T2">(apunta hacia la pantalla!)</text:span></text:p>
        </text:list-item>
        <text:list-item>
          <text:p text:style-name="P6">Joystick del nunchuk: Mover al personaje hacia los lados</text:p>
        </text:list-item>
        <text:list-item>
          <text:p text:style-name="P6">Agitar el nunchuk: Acelerón hacia arriba</text:p>
        </text:list-item>
        <text:list-item>
          <text:p text:style-name="P6">Botón HOME: Volver al menú principal</text:p>
        </text:list-item>
        <text:list-item>
          <text:p text:style-name="P6">Botón C: Continuar cuando haya terminado una ronda</text:p>
        </text:list-item>
      </text:list>
      <text:p text:style-name="P9"><text:span text:style-name="T3">En cualquier momento se puede salir del juego pulsando ESC.</text:span></text:p>
      <text:p text:style-name="P9"><text:soft-page-break/><text:span text:style-name="T3"/></text:p>
      <text:p text:style-name="P4">Jugadores</text:p>
      <text:list xml:id="list1573207882" text:style-name="L3">
        <text:list-item>
          <text:p text:style-name="P7">Jugador 1: Color rojo anaranjado</text:p>
        </text:list-item>
        <text:list-item>
          <text:p text:style-name="P7">Jugador 2: Color azul claro</text:p>
        </text:list-item>
        <text:list-item>
          <text:p text:style-name="P7">Jugador 3: Color verde claro</text:p>
        </text:list-item>
        <text:list-item>
          <text:p text:style-name="P7">Jugador 4: Color rosa</text:p>
        </text:list-item>
      </text:list>
      <text:p text:style-name="P4"/>
      <text:p text:style-name="P4">Tipos de hexágono</text:p>
      <text:list xml:id="list432157224" text:style-name="L4">
        <text:list-item>
          <text:p text:style-name="P8">Estático: El hexágono estándar, se queda estático en su posición inicial. Se puede destruir. Es de color gris oscuro.</text:p>
        </text:list-item>
        <text:list-item>
          <text:p text:style-name="P8">Sólido: Es como el hexágono estático, pero se puede mover (y no tiene rotación). Se puede destruir. Es de color gris oscuro.</text:p>
        </text:list-item>
        <text:list-item>
          <text:p text:style-name="P8">Rebote: Es estático, y todo lo que colisiona con él rebota. Se puede destruir. Es de color rosa.</text:p>
        </text:list-item>
        <text:list-item>
          <text:p text:style-name="P8">Trampa: Es estático hasta que algún jugador choca con él, entonces se vuelve móvil (y tiene rotación). Se puede destruir. Es de color marrón anaranjado.</text:p>
        </text:list-item>
        <text:list-item>
          <text:p text:style-name="P8">Explosivo: No es estático. Cuando un jugador, enemigo, o proyectil choca con él, se activa, y tras 2-3 segundos explota. No se puede destruir, Es de color naranja.</text:p>
        </text:list-item>
        <text:list-item>
          <text:p text:style-name="P8">Flotante: No es estático. Es el único que flota sobre el mar, a diferencia de los demás, que se hunden. Se puede destruir. Es de color azul blanqueci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WenQuanYi Micro Hei"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rington </meta:initial-creator>
    <meta:creation-date>2013-05-05T20:32:13</meta:creation-date>
    <dc:date>2013-05-05T22:36:33</dc:date>
    <meta:editing-duration>PT1H39M19S</meta:editing-duration>
    <meta:editing-cycles>40</meta:editing-cycles>
    <meta:generator>LibreOffice/3.6$Linux_X86_64 LibreOffice_project/360m1$Build-2</meta:generator>
    <meta:document-statistic meta:table-count="0" meta:image-count="0" meta:object-count="0" meta:page-count="3" meta:paragraph-count="58" meta:word-count="771" meta:character-count="4664" meta:non-whitespace-character-count="3971"/>
  </office:meta>
</office:document-meta>
</file>